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</style:style>
  </office:automatic-styles>
  <office:body>
    <office:text text:use-soft-page-breaks="true">
      <text:p text:style-name="P1">Assignment 4 - 18/05/20</text:p>
      <text:p text:style-name="Normal">Q1:<text:s/>Develop a program to accept a string &amp; check if it is a palindrome or not &amp; print its reverse</text:p>
      <text:p text:style-name="Normal"/>
      <text:p text:style-name="Normal">package com.dxc.ld.ui;</text:p>
      <text:p text:style-name="Normal"/>
      <text:p text:style-name="Normal">import java.util.Scanner;</text:p>
      <text:p text:style-name="Normal"/>
      <text:p text:style-name="Normal">public class Palindrome {</text:p>
      <text:p text:style-name="Normal"/>
      <text:p text:style-name="Normal"><text:tab/>public static void main(String[] args) {</text:p>
      <text:p text:style-name="Normal"/>
      <text:p text:style-name="Normal"><text:tab/><text:tab/>Scanner sc = new Scanner(System.in);</text:p>
      <text:p text:style-name="Normal"/>
      <text:p text:style-name="Normal"><text:tab/><text:tab/>System.out.println("Enter a string to check if it is a palindrome"); <text:s/></text:p>
      <text:p text:style-name="Normal"><text:tab/><text:tab/>String s = sc.nextLine(); <text:s text:c="2"/></text:p>
      <text:p text:style-name="Normal"/>
      <text:p text:style-name="Normal"><text:tab/><text:tab/>/*StringBuilder sb = new StringBuilder();</text:p>
      <text:p text:style-name="Normal"/>
      <text:p text:style-name="Normal"><text:tab/><text:tab/>for ( int i = s.length() - 1; i &gt;= 0; i-- ) <text:s/>{</text:p>
      <text:p text:style-name="Normal"><text:tab/><text:tab/><text:tab/>sb.append(s.charAt(i)); <text:s/></text:p>
      <text:p text:style-name="Normal"><text:tab/><text:tab/>}*/</text:p>
      <text:p text:style-name="Normal"/>
      <text:p text:style-name="Normal"><text:tab/><text:tab/>StringBuilder sb = new StringBuilder(s);</text:p>
      <text:p text:style-name="Normal"><text:tab/><text:tab/>sb.reverse();</text:p>
      <text:p text:style-name="Normal"><text:tab/><text:tab/></text:p>
      <text:p text:style-name="Normal"><text:tab/><text:tab/>String palindrome = sb.toString();</text:p>
      <text:p text:style-name="Normal"/>
      <text:p text:style-name="Normal"><text:tab/><text:tab/>if (s.equals(palindrome)) {<text:s/></text:p>
      <text:p text:style-name="Normal"><text:tab/><text:tab/><text:tab/>System.out.println("Entered string is a palindrome.");</text:p>
      <text:soft-page-break/>
      <text:p text:style-name="Normal"><text:tab/><text:tab/><text:tab/>System.out.println(palindrome);</text:p>
      <text:p text:style-name="Normal"><text:tab/><text:tab/>}</text:p>
      <text:p text:style-name="Normal"><text:tab/><text:tab/>else <text:s/>{</text:p>
      <text:p text:style-name="Normal"><text:tab/><text:tab/><text:tab/>System.out.println("Entered string isn't a palindrome."); <text:s/></text:p>
      <text:p text:style-name="Normal"><text:tab/><text:tab/>}</text:p>
      <text:p text:style-name="Normal"/>
      <text:p text:style-name="Normal"><text:tab/>}</text:p>
      <text:p text:style-name="Normal">}</text:p>
      <text:p text:style-name="Normal"/>
      <text:p text:style-name="Normal">Q2:-<text:s/>Develop a program to accept a name &amp; adjust it to 10 characters as shown below</text:p>
      <text:p text:style-name="Normal"/>
      <text:p text:style-name="Normal">SKML &gt;&gt; ***SKML***</text:p>
      <text:p text:style-name="Normal">Malayalam &gt;&gt;Malayalam*</text:p>
      <text:p text:style-name="Normal">Salim &gt;&gt;***SALIM**</text:p>
      <text:p text:style-name="Normal">Mississippi &gt;&gt;Mississipp</text:p>
      <text:p text:style-name="Normal"/>
      <text:p text:style-name="Normal">package com.dxc.assignments;</text:p>
      <text:p text:style-name="Normal"/>
      <text:p text:style-name="Normal">import java.util.Scanner;</text:p>
      <text:p text:style-name="Normal"/>
      <text:p text:style-name="Normal">public class StringApplication1 {</text:p>
      <text:p text:style-name="Normal"/>
      <text:p text:style-name="Normal"><text:tab/>public static void main(String[] args) {</text:p>
      <text:p text:style-name="Normal"><text:tab/><text:tab/></text:p>
      <text:p text:style-name="Normal"><text:tab/><text:tab/>Scanner sc = new Scanner(System.in);</text:p>
      <text:p text:style-name="Normal"><text:tab/><text:tab/>System.out.println("Enter a string");</text:p>
      <text:p text:style-name="Normal"><text:tab/><text:tab/>String s=sc.nextLine();</text:p>
      <text:p text:style-name="Normal"><text:tab/><text:tab/></text:p>
      <text:p text:style-name="Normal"><text:tab/><text:tab/>char ch[]=s.toCharArray();</text:p>
      <text:soft-page-break/>
      <text:p text:style-name="Normal"><text:tab/><text:tab/></text:p>
      <text:p text:style-name="Normal"><text:tab/><text:tab/>switch(10-ch.length)</text:p>
      <text:p text:style-name="Normal"><text:tab/><text:tab/>{</text:p>
      <text:p text:style-name="Normal"><text:tab/><text:tab/>case 1: System.out.println(s+"*");</text:p>
      <text:p text:style-name="Normal"><text:tab/><text:tab/>break;</text:p>
      <text:p text:style-name="Normal"><text:tab/><text:tab/>case 2:System.out.println("*"+s+"*");</text:p>
      <text:p text:style-name="Normal"><text:tab/><text:tab/>break;</text:p>
      <text:p text:style-name="Normal"><text:tab/><text:tab/>case 3:System.out.println("*"+s+"**");</text:p>
      <text:p text:style-name="Normal"><text:tab/><text:tab/>break;</text:p>
      <text:p text:style-name="Normal"><text:tab/><text:tab/>case 4:System.out.println("**"+s+"**");</text:p>
      <text:p text:style-name="Normal"><text:tab/><text:tab/>break;</text:p>
      <text:p text:style-name="Normal"><text:tab/><text:tab/>case 5:System.out.println("**"+s+"***");</text:p>
      <text:p text:style-name="Normal"><text:tab/><text:tab/>break;</text:p>
      <text:p text:style-name="Normal"><text:tab/><text:tab/>case 6:System.out.println("***"+s+"***");</text:p>
      <text:p text:style-name="Normal"><text:tab/><text:tab/>break;</text:p>
      <text:p text:style-name="Normal"><text:tab/><text:tab/>case 7:System.out.println("***"+s+"****");</text:p>
      <text:p text:style-name="Normal"><text:tab/><text:tab/>break;</text:p>
      <text:p text:style-name="Normal"><text:tab/><text:tab/>case 8:System.out.println("****"+s+"****");</text:p>
      <text:p text:style-name="Normal"><text:tab/><text:tab/>break;</text:p>
      <text:p text:style-name="Normal"><text:tab/><text:tab/>case 9:System.out.println("****"+s+"*****");</text:p>
      <text:p text:style-name="Normal"><text:tab/><text:tab/>break;</text:p>
      <text:p text:style-name="Normal"><text:tab/><text:tab/>default:System.out.println(s);</text:p>
      <text:p text:style-name="Normal"><text:tab/><text:tab/>}</text:p>
      <text:p text:style-name="Normal"><text:tab/><text:tab/></text:p>
      <text:p text:style-name="Normal"><text:tab/><text:tab/>sc.close();</text:p>
      <text:p text:style-name="Normal"><text:tab/>}</text:p>
      <text:p text:style-name="Normal">}</text:p>
      <text:p text:style-name="Normal"/>
      <text:p text:style-name="Normal">Q3:-<text:s/>Develop a program to accept a string &amp; print the below</text:p>
      <text:p text:style-name="Normal"/>
      <text:p text:style-name="Normal">R</text:p>
      <text:p text:style-name="Normal"/>
      <text:p text:style-name="Normal">RA</text:p>
      <text:p text:style-name="Normal"/>
      <text:p text:style-name="Normal">RAM</text:p>
      <text:p text:style-name="Normal"/>
      <text:p text:style-name="Normal">RAMA</text:p>
      <text:p text:style-name="Normal"/>
      <text:p text:style-name="Normal"/>
      <text:p text:style-name="Normal">package com.dxc.assignments;</text:p>
      <text:p text:style-name="Normal"/>
      <text:p text:style-name="Normal">import java.util.Scanner;</text:p>
      <text:p text:style-name="Normal">public class Pattern {</text:p>
      <text:p text:style-name="Normal"/>
      <text:p text:style-name="Normal"><text:tab/>public static void main(String[] args) {</text:p>
      <text:p text:style-name="Normal"><text:tab/><text:tab/></text:p>
      <text:p text:style-name="Normal"><text:tab/><text:tab/>Scanner sc = new Scanner(System.in);</text:p>
      <text:p text:style-name="Normal"><text:tab/><text:tab/>System.out.println("Enter String");</text:p>
      <text:p text:style-name="Normal"><text:tab/><text:tab/>String s = sc.nextLine();</text:p>
      <text:p text:style-name="Normal"><text:tab/><text:tab/></text:p>
      <text:p text:style-name="Normal"><text:tab/><text:tab/>char b[] = s.toCharArray();</text:p>
      <text:p text:style-name="Normal"/>
      <text:p text:style-name="Normal"><text:tab/><text:tab/>for(int i=0;i&lt;=b.length-1;i++) {</text:p>
      <text:p text:style-name="Normal"/>
      <text:p text:style-name="Normal"><text:tab/><text:tab/><text:tab/>for(int j=0;j&lt;=i;j++) {</text:p>
      <text:p text:style-name="Normal"><text:tab/><text:tab/><text:tab/><text:tab/></text:p>
      <text:p text:style-name="Normal"><text:tab/><text:tab/><text:tab/><text:tab/><text:tab/>System.out.print(b[j]);<text:tab/></text:p>
      <text:p text:style-name="Normal"><text:tab/><text:tab/><text:tab/>}</text:p>
      <text:soft-page-break/>
      <text:p text:style-name="Normal"><text:tab/><text:tab/><text:tab/>System.out.println();</text:p>
      <text:p text:style-name="Normal"><text:tab/><text:tab/>}</text:p>
      <text:p text:style-name="Normal"><text:tab/><text:tab/>sc.close();</text:p>
      <text:p text:style-name="Normal"><text:tab/>}</text:p>
      <text:p text:style-name="Normal">}</text:p>
      <text:p text:style-name="Normal"/>
      <text:p text:style-name="Normal">Q4:-<text:s/>Develop a program to accept first name and last name of 10 employees &amp; generate unique mail id as per these rules</text:p>
      <text:p text:style-name="Normal"/>
      <text:p text:style-name="Normal">a. Mail id should start from first 3 chars of employee’s first name</text:p>
      <text:p text:style-name="Normal"/>
      <text:p text:style-name="Normal">b. It should end with last 3 cars of employee’s last name</text:p>
      <text:p text:style-name="Normal"/>
      <text:p text:style-name="Normal">c. If employee’s first name or last name are matching, a sequence of number can be attached at the end of the respective part</text:p>
      <text:p text:style-name="Normal"/>
      <text:p text:style-name="Normal">d. Mail id should be dxcmail.com</text:p>
      <text:p text:style-name="Normal"/>
      <text:p text:style-name="Normal">Display the following output: Radha Krishan &gt; rad_han@dxcmail.com Radha Kiran &gt; rad1_ran@dxcmail.com Vamsy Kiran &gt; vam_ran1@dxcmail.com Vamsy Krishan &gt; vam1_han1@dxcmail.com Vamsy Krishan &gt;<text:s/><text:a xlink:href="mailto:vam2_han2@dxcmail.com" office:target-frame-name="_top" xlink:show="replace"><text:span text:style-name="Hyperlink">vam2_han2@dxcmail.com</text:span></text:a></text:p>
      <text:p text:style-name="Normal"/>
      <text:p text:style-name="Normal">package com.dxc.assignments;</text:p>
      <text:p text:style-name="Normal"/>
      <text:p text:style-name="Normal">public class EmailGenerator {</text:p>
      <text:p text:style-name="Normal"/>
      <text:p text:style-name="Normal"><text:tab/>public <text:s/>String firstName = "";</text:p>
      <text:p text:style-name="Normal"><text:tab/>public <text:s/>String lastName = "";</text:p>
      <text:p text:style-name="Normal"><text:tab/>public <text:s/>String emailId = "";<text:tab/></text:p>
      <text:p text:style-name="Normal"><text:tab/>static int countFirst = 1;</text:p>
      <text:soft-page-break/>
      <text:p text:style-name="Normal"><text:tab/>static int countLast = 1;<text:tab/></text:p>
      <text:p text:style-name="Normal"><text:tab/>public static String email = "";</text:p>
      <text:p text:style-name="Normal"/>
      <text:p text:style-name="Normal"><text:tab/>public static void main(String[] args)<text:s/></text:p>
      <text:p text:style-name="Normal"><text:tab/>{</text:p>
      <text:p text:style-name="Normal"><text:tab/><text:tab/>EmailGenerator gen1 = new EmailGenerator("Radha","Krishan");</text:p>
      <text:p text:style-name="Normal"><text:tab/><text:tab/>EmailGenerator gen2 = new EmailGenerator("Radha","Kiran");</text:p>
      <text:p text:style-name="Normal"><text:tab/><text:tab/>EmailGenerator gen3 = new EmailGenerator("Vamsy","Kiran");<text:tab/></text:p>
      <text:p text:style-name="Normal"/>
      <text:p text:style-name="Normal"><text:tab/><text:tab/>gen1.emailId = generateEmailId(gen1);</text:p>
      <text:p text:style-name="Normal"><text:tab/><text:tab/>gen2.emailId = generateEmailId(gen2);</text:p>
      <text:p text:style-name="Normal"><text:tab/><text:tab/>gen3.emailId = generateEmailId(gen3);<text:tab/><text:tab/></text:p>
      <text:p text:style-name="Normal"/>
      <text:p text:style-name="Normal"><text:tab/><text:tab/>System.out.println(gen1.emailId);</text:p>
      <text:p text:style-name="Normal"><text:tab/><text:tab/>System.out.println(gen2.emailId);</text:p>
      <text:p text:style-name="Normal"><text:tab/><text:tab/>System.out.println(gen3.emailId);<text:tab/><text:tab/><text:tab/></text:p>
      <text:p text:style-name="Normal"/>
      <text:p text:style-name="Normal"><text:tab/>}</text:p>
      <text:p text:style-name="Normal"/>
      <text:p text:style-name="Normal"><text:tab/>public static String generateEmailId(EmailGenerator obj1)<text:s/></text:p>
      <text:p text:style-name="Normal"><text:tab/>{</text:p>
      <text:p text:style-name="Normal"><text:tab/><text:tab/>String fN = obj1.firstName.toLowerCase();</text:p>
      <text:p text:style-name="Normal"><text:tab/><text:tab/>String lN = obj1.lastName.toLowerCase();</text:p>
      <text:p text:style-name="Normal"/>
      <text:p text:style-name="Normal"><text:tab/><text:tab/>obj1.firstName = obj1.firstName + fN.substring(0,3);</text:p>
      <text:p text:style-name="Normal"><text:tab/><text:tab/>obj1.lastName = obj1.lastName + lN.substring(lN.length() - 3);</text:p>
      <text:p text:style-name="Normal"/>
      <text:p text:style-name="Normal"><text:tab/><text:tab/>if(email.contains(fN.substring(0,3)) <text:s/>&amp;&amp; <text:s text:c="3"/>email.contains(lN.substring(lN.length() - 3)))</text:p>
      <text:p text:style-name="Normal"><text:tab/><text:tab/>{</text:p>
      <text:soft-page-break/>
      <text:p text:style-name="Normal"><text:tab/><text:tab/><text:tab/>String cntF = String.valueOf(countFirst);</text:p>
      <text:p text:style-name="Normal"><text:tab/><text:tab/><text:tab/>String cntL = String.valueOf(countLast);</text:p>
      <text:p text:style-name="Normal"/>
      <text:p text:style-name="Normal"><text:tab/><text:tab/><text:tab/>obj1.emailId = obj1.emailId + fN.substring(0,3) +cntF+ "_" + lN.substring(lN.length() - 3)+cntL+"@dxc.com";</text:p>
      <text:p text:style-name="Normal"><text:tab/><text:tab/><text:tab/>countFirst = <text:s/>Integer.parseInt(cntF);</text:p>
      <text:p text:style-name="Normal"><text:tab/><text:tab/><text:tab/>countFirst++;</text:p>
      <text:p text:style-name="Normal"/>
      <text:p text:style-name="Normal"><text:tab/><text:tab/><text:tab/>countLast = <text:s/>Integer.parseInt(cntL);</text:p>
      <text:p text:style-name="Normal"><text:tab/><text:tab/><text:tab/>countLast++;</text:p>
      <text:p text:style-name="Normal"/>
      <text:p text:style-name="Normal"><text:tab/><text:tab/>}</text:p>
      <text:p text:style-name="Normal"><text:tab/><text:tab/>else if(email.contains(fN.substring(0,3)))</text:p>
      <text:p text:style-name="Normal"><text:tab/><text:tab/>{</text:p>
      <text:p text:style-name="Normal"><text:tab/><text:tab/><text:tab/>String cntF = String.valueOf(countFirst);</text:p>
      <text:p text:style-name="Normal"><text:tab/><text:tab/><text:tab/>obj1.emailId = obj1.emailId + fN.substring(0,3) +cntF+ "_" + lN.substring(lN.length() - 3)+"@dxc.com";</text:p>
      <text:p text:style-name="Normal"><text:tab/><text:tab/><text:tab/>countFirst = <text:s/>Integer.parseInt(cntF);</text:p>
      <text:p text:style-name="Normal"><text:tab/><text:tab/><text:tab/>countFirst++;</text:p>
      <text:p text:style-name="Normal"><text:tab/><text:tab/>}</text:p>
      <text:p text:style-name="Normal"><text:tab/><text:tab/>else if(email.contains(lN.substring(lN.length() - 3)))</text:p>
      <text:p text:style-name="Normal"><text:tab/><text:tab/>{</text:p>
      <text:p text:style-name="Normal"><text:tab/><text:tab/><text:tab/>String cntL = String.valueOf(countLast);</text:p>
      <text:p text:style-name="Normal"><text:tab/><text:tab/><text:tab/>obj1.emailId = obj1.emailId + fN.substring(0,3) + "_" + lN.substring(lN.length() - 3)+cntL+"@dxc.com";</text:p>
      <text:p text:style-name="Normal"><text:tab/><text:tab/><text:tab/>countLast = <text:s/>Integer.parseInt(cntL);</text:p>
      <text:p text:style-name="Normal"><text:tab/><text:tab/><text:tab/>countLast++;</text:p>
      <text:p text:style-name="Normal"><text:tab/><text:tab/>}</text:p>
      <text:p text:style-name="Normal"/>
      <text:p text:style-name="Normal"><text:tab/><text:tab/>else<text:s/></text:p>
      <text:soft-page-break/>
      <text:p text:style-name="Normal"><text:tab/><text:tab/>{</text:p>
      <text:p text:style-name="Normal"><text:tab/><text:tab/><text:tab/>obj1.emailId = obj1.emailId + fN.substring(0,3) + "_" + lN.substring(lN.length() - 3)+"@dxc.com";</text:p>
      <text:p text:style-name="Normal"><text:tab/><text:tab/>}<text:tab/><text:tab/></text:p>
      <text:p text:style-name="Normal"><text:tab/><text:tab/>email = email + obj1.emailId;</text:p>
      <text:p text:style-name="Normal"><text:tab/><text:tab/>email = email + " ";</text:p>
      <text:p text:style-name="Normal"/>
      <text:p text:style-name="Normal"><text:tab/><text:tab/>return obj1.emailId;</text:p>
      <text:p text:style-name="Normal"><text:tab/>}</text:p>
      <text:p text:style-name="Normal"/>
      <text:p text:style-name="Normal"/>
      <text:p text:style-name="Normal"/>
      <text:p text:style-name="Normal"><text:tab/>public EmailGenerator(String firstName, String lastName)<text:s/></text:p>
      <text:p text:style-name="Normal"><text:tab/>{<text:tab/><text:tab/></text:p>
      <text:p text:style-name="Normal"><text:tab/><text:tab/>this.firstName = firstName;</text:p>
      <text:p text:style-name="Normal"><text:tab/><text:tab/>this.lastName = lastName;<text:tab/><text:tab/></text:p>
      <text:p text:style-name="Normal"><text:tab/>}</text:p>
      <text:p text:style-name="Normal"/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RTIVARDHAN SINGH</meta:initial-creator>
    <dc:creator>SINGH, KIRTIVARDHAN</dc:creator>
    <meta:creation-date>2020-05-20T17:43:00Z</meta:creation-date>
    <dc:date>2020-05-20T17:47:00Z</dc:date>
    <meta:template xlink:href="Normal.dotm" xlink:type="simple"/>
    <meta:editing-cycles>1</meta:editing-cycles>
    <meta:editing-duration>PT240S</meta:editing-duration>
    <meta:document-statistic meta:page-count="8" meta:paragraph-count="10" meta:word-count="786" meta:character-count="5260" meta:row-count="37" meta:non-whitespace-character-count="4484"/>
  </office:meta>
</office:document-meta>
</file>